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0808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bfff" fo:border="0.06pt solid #000000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3d3d3" fo:border="0.06pt solid #000000"/>
    </style:style>
    <style:style style:name="ce15" style:family="table-cell" style:parent-style-name="Default">
      <style:table-cell-properties fo:background-color="#00fa9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44cm" fo:min-width="1.557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ce3"/>
        <table:table-column table:style-name="co2" table:number-columns-repeated="3" table:default-cell-style-name="ce3"/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>
            <text:p>Tabela de Símbolos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Hashtable</text:p>
          </table:table-cell>
          <table:covered-table-cell table:number-columns-repeated="8" table:style-name="Default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Chave (Key)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Token (Value)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/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simbol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escopo</text:p>
          </table:table-cell>
          <table:table-cell table:style-name="ce7" office:value-type="string" calcext:value-type="string">
            <text:p>simbolo</text:p>
          </table:table-cell>
          <table:table-cell table:style-name="ce7" office:value-type="string" calcext:value-type="string">
            <text:p>lexema</text:p>
          </table:table-cell>
          <table:table-cell table:style-name="ce7" office:value-type="string" calcext:value-type="string">
            <text:p>linha</text:p>
          </table:table-cell>
          <table:table-cell table:style-name="ce7" office:value-type="string" calcext:value-type="string">
            <text:p>coluna</text:p>
          </table:table-cell>
          <table:table-cell table:style-name="ce7" office:value-type="string" calcext:value-type="string">
            <text:p>tip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table:number-columns-repeated="9"/>
        </table:table-row>
      </table:table>
      <table:table table:name="PilhaEscopo" table:style-name="ta1">
        <table:shapes>
          <draw:custom-shape draw:z-index="0" draw:style-name="gr1" draw:text-style-name="P1" svg:width="1.779cm" svg:height="0.88cm" svg:x="4.788cm" svg:y="5.2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1.779cm" svg:height="0.88cm" svg:x="9.237cm" svg:y="5.3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1.779cm" svg:height="0.88cm" svg:x="13.709cm" svg:y="5.4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1.779cm" svg:height="0.88cm" svg:x="18.337cm" svg:y="5.5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1.779cm" svg:height="0.88cm" svg:x="22.807cm" svg:y="5.6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1" draw:text-style-name="P1" svg:width="1.779cm" svg:height="0.88cm" svg:x="27.436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unca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/>
          <table:table-cell office:value-type="string" calcext:value-type="string">
            <text:p>procedimen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/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ilha</text:p>
          </table:table-cell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  <table:table-cell/>
          <table:table-cell office:value-type="string" calcext:value-type="string">
            <text:p>NaoVazio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  <table:table-cell office:value-type="string" calcext:value-type="string">
            <text:p>pal. reserv.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“programa”</text:p>
          </table:table-cell>
          <table:table-cell table:style-name="Default"/>
          <table:table-cell office:value-type="string" calcext:value-type="string">
            <text:p>“procedimento”</text:p>
          </table:table-cell>
          <table:table-cell table:style-name="Default"/>
          <table:table-cell office:value-type="string" calcext:value-type="string">
            <text:p>“funcao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  <table:table-cell office:value-type="string" calcext:value-type="string">
            <text:p>“fim”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11:42.6769260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7:03.344551848</meta:creation-date>
    <dc:date>2020-12-15T16:12:22.105410489</dc:date>
    <meta:editing-duration>P3DT23H4M19S</meta:editing-duration>
    <meta:editing-cycles>8</meta:editing-cycles>
    <meta:generator>LibreOffice/6.4.6.2$Linux_X86_64 LibreOffice_project/40$Build-2</meta:generator>
    <meta:document-statistic meta:table-count="2" meta:cell-count="42" meta:object-count="6"/>
  </office:meta>
</office:document-meta>
</file>